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Line_20_with_20_Fine_20_Dots" draw:fill="none" draw:textarea-horizontal-align="justify" draw:textarea-vertical-align="middle" draw:auto-grow-height="false" fo:min-height="0.766cm" fo:min-width="0.51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" style:family="graphic" style:parent-style-name="standard">
      <style:graphic-properties svg:stroke-width="0.053cm" svg:stroke-color="#0000ff" draw:marker-start-width="0.279cm" draw:marker-end-width="0.279cm" draw:fill="none" draw:textarea-horizontal-align="justify" draw:textarea-vertical-align="middle" draw:auto-grow-height="false" fo:min-height="1.074cm" fo:min-width="6.412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0000ff"/>
    </style:style>
    <style:style style:name="P3" style:family="paragraph">
      <loext:graphic-properties draw:fill="none"/>
      <style:paragraph-properties fo:text-align="center"/>
      <style:text-properties fo:font-weight="bold" style:font-weight-asian="normal" style:font-weight-complex="normal"/>
    </style:style>
    <style:style style:name="P4" style:family="paragraph">
      <loext:graphic-properties draw:fill="none"/>
      <style:paragraph-properties fo:text-align="center"/>
      <style:text-properties fo:color="#000000"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  <style:text-properties fo:color="#ff0000" fo:font-weight="bold" style:font-weight-asian="bold" style:font-weight-complex="bold"/>
    </style:style>
    <style:style style:name="P8" style:family="paragraph">
      <style:paragraph-properties fo:text-align="center"/>
      <style:text-properties fo:color="#ff0000"/>
    </style:style>
    <style:style style:name="P9" style:family="paragraph">
      <loext:graphic-properties draw:fill="none"/>
      <style:paragraph-properties fo:text-align="center"/>
      <style:text-properties fo:color="#0000ff" fo:font-weight="normal" style:font-weight-asian="normal" style:font-weight-complex="normal"/>
    </style:style>
    <style:style style:name="P10" style:family="paragraph">
      <loext:graphic-properties draw:fill="none"/>
      <style:paragraph-properties fo:text-align="center"/>
      <style:text-properties fo:color="#ff0000" fo:font-weight="normal" style:font-weight-asian="normal" style:font-weight-complex="normal"/>
    </style:style>
    <style:style style:name="T1" style:family="text">
      <style:text-properties fo:color="#0000ff"/>
    </style:style>
    <style:style style:name="T2" style:family="text">
      <style:text-properties fo:color="#0000ff" style:text-position="-33% 58%" fo:font-size="20pt" style:font-size-asian="20pt" style:font-size-complex="2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text-position="-33% 58%" fo:font-size="20pt" style:font-size-asian="20pt" style:font-size-complex="2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fo:color="#ff0000" style:text-position="-33% 58%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ff0000" fo:font-weight="normal" style:font-weight-asian="normal" style:font-weight-complex="normal"/>
    </style:style>
    <style:style style:name="T10" style:family="text">
      <style:text-properties fo:color="#ff0000" style:text-position="-33% 58%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0000ff" fo:font-weight="normal" style:font-weight-asian="normal" style:font-weight-complex="normal"/>
    </style:style>
    <style:style style:name="T12" style:family="text">
      <style:text-properties fo:color="#0000ff" style:text-position="-33% 58%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016cm" svg:height="1.016cm" svg:x="3.287cm" svg:y="8.874cm">
          <text:p text:style-name="P1"><text:span text:style-name="T1">8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016cm" svg:height="1.016cm" svg:x="4.303cm" svg:y="8.882cm">
          <text:p text:style-name="P1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016cm" svg:height="1.016cm" svg:x="5.319cm" svg:y="8.874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016cm" svg:height="1.016cm" svg:x="6.335cm" svg:y="8.882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016cm" svg:height="1.016cm" svg:x="7.351cm" svg:y="8.874cm">
          <text:p text:style-name="P1">8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016cm" svg:height="1.016cm" svg:x="8.367cm" svg:y="8.882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016cm" svg:height="1.016cm" svg:x="9.383cm" svg:y="8.874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016cm" svg:height="1.016cm" svg:x="10.399cm" svg:y="8.882cm">
          <text:p text:style-name="P1"><text:span text:style-name="T4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016cm" svg:height="1.016cm" svg:x="11.415cm" svg:y="8.874cm">
          <text:p text:style-name="P1"><text:span text:style-name="T4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016cm" svg:height="1.016cm" svg:x="12.431cm" svg:y="8.882cm">
          <text:p text:style-name="P1"><text:span text:style-name="T3">24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016cm" svg:height="1.016cm" svg:x="13.447cm" svg:y="8.874cm">
          <text:p text:style-name="P1"><text:span text:style-name="T4">29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016cm" svg:height="1.016cm" svg:x="14.463cm" svg:y="8.882cm">
          <text:p text:style-name="P1"><text:span text:style-name="T4">23</text:span>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2.032cm" svg:height="0.725cm" svg:x="1.381cm" svg:y="13.573cm">
          <draw:text-box>
            <text:p><text:span text:style-name="T6">Line 14</text:span></text:p>
          </draw:text-box>
        </draw:frame>
        <draw:custom-shape draw:style-name="gr3" draw:text-style-name="P5" draw:layer="layout" svg:width="7.112cm" svg:height="1.524cm" svg:x="3.286cm" svg:y="8.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016cm" svg:height="1.016cm" svg:x="3.287cm" svg:y="10.398cm">
          <text:p text:style-name="P1"><text:span text:style-name="T1">8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016cm" svg:height="1.016cm" svg:x="4.303cm" svg:y="10.406cm">
          <text:p text:style-name="P1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1.016cm" svg:height="1.016cm" svg:x="5.319cm" svg:y="10.398cm">
          <text:p text:style-name="P1"><text:span text:style-name="T7">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016cm" svg:height="1.016cm" svg:x="6.335cm" svg:y="10.406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016cm" svg:height="1.016cm" svg:x="7.351cm" svg:y="10.398cm">
          <text:p text:style-name="P1">8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016cm" svg:height="1.016cm" svg:x="8.367cm" svg:y="10.406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1.016cm" svg:height="1.016cm" svg:x="9.383cm" svg:y="10.398cm">
          <text:p text:style-name="P1"><text:span text:style-name="T7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016cm" svg:height="1.016cm" svg:x="10.399cm" svg:y="10.406cm">
          <text:p text:style-name="P1"><text:span text:style-name="T4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016cm" svg:height="1.016cm" svg:x="11.415cm" svg:y="10.398cm">
          <text:p text:style-name="P1"><text:span text:style-name="T4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016cm" svg:height="1.016cm" svg:x="12.431cm" svg:y="10.406cm">
          <text:p text:style-name="P1"><text:span text:style-name="T3">24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016cm" svg:height="1.016cm" svg:x="13.447cm" svg:y="10.398cm">
          <text:p text:style-name="P1"><text:span text:style-name="T4">29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016cm" svg:height="1.016cm" svg:x="14.463cm" svg:y="10.406cm">
          <text:p text:style-name="P1"><text:span text:style-name="T4">2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016cm" svg:x="3.287cm" svg:y="11.414cm">
          <text:p text:style-name="P1"><text:span text:style-name="T1">8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016cm" svg:height="1.016cm" svg:x="4.303cm" svg:y="11.422cm">
          <text:p text:style-name="P1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016cm" svg:height="1.016cm" svg:x="5.319cm" svg:y="11.414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016cm" svg:height="1.016cm" svg:x="6.335cm" svg:y="11.422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1.016cm" svg:height="1.016cm" svg:x="7.351cm" svg:y="11.414cm">
          <text:p text:style-name="P8"><text:span text:style-name="T7">8</text:span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016cm" svg:height="1.016cm" svg:x="8.367cm" svg:y="11.422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016cm" svg:height="1.016cm" svg:x="9.383cm" svg:y="11.414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016cm" svg:height="1.016cm" svg:x="10.399cm" svg:y="11.422cm">
          <text:p text:style-name="P1"><text:span text:style-name="T4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016cm" svg:height="1.016cm" svg:x="11.415cm" svg:y="11.414cm">
          <text:p text:style-name="P1"><text:span text:style-name="T4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016cm" svg:height="1.016cm" svg:x="12.431cm" svg:y="11.422cm">
          <text:p text:style-name="P1"><text:span text:style-name="T3">24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016cm" svg:height="1.016cm" svg:x="13.447cm" svg:y="11.414cm">
          <text:p text:style-name="P1"><text:span text:style-name="T4">29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016cm" svg:height="1.016cm" svg:x="14.463cm" svg:y="11.422cm">
          <text:p text:style-name="P1"><text:span text:style-name="T4">2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016cm" svg:x="3.287cm" svg:y="12.43cm">
          <text:p text:style-name="P1"><text:span text:style-name="T1">8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016cm" svg:height="1.016cm" svg:x="4.303cm" svg:y="12.438cm">
          <text:p text:style-name="P1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016cm" svg:height="1.016cm" svg:x="5.319cm" svg:y="12.43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016cm" svg:height="1.016cm" svg:x="6.335cm" svg:y="12.438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1.016cm" svg:height="1.016cm" svg:x="7.351cm" svg:y="12.43cm">
          <text:p text:style-name="P1"><text:span text:style-name="T7">8</text:span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016cm" svg:height="1.016cm" svg:x="8.367cm" svg:y="12.438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016cm" svg:height="1.016cm" svg:x="9.383cm" svg:y="12.43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016cm" svg:height="1.016cm" svg:x="10.399cm" svg:y="12.438cm">
          <text:p text:style-name="P1"><text:span text:style-name="T4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016cm" svg:height="1.016cm" svg:x="11.415cm" svg:y="12.43cm">
          <text:p text:style-name="P1"><text:span text:style-name="T4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016cm" svg:height="1.016cm" svg:x="12.431cm" svg:y="12.438cm">
          <text:p text:style-name="P1"><text:span text:style-name="T3">24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016cm" svg:height="1.016cm" svg:x="13.447cm" svg:y="12.43cm">
          <text:p text:style-name="P1"><text:span text:style-name="T4">29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016cm" svg:height="1.016cm" svg:x="14.463cm" svg:y="12.438cm">
          <text:p text:style-name="P1"><text:span text:style-name="T4">23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016cm" svg:height="1.016cm" svg:x="3.287cm" svg:y="13.446cm">
          <text:p text:style-name="P1"><text:span text:style-name="T9">8</text:span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016cm" svg:height="1.016cm" svg:x="4.303cm" svg:y="13.454cm">
          <text:p text:style-name="P1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016cm" svg:height="1.016cm" svg:x="5.319cm" svg:y="13.446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016cm" svg:height="1.016cm" svg:x="6.335cm" svg:y="13.454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1.016cm" svg:height="1.016cm" svg:x="7.351cm" svg:y="13.446cm">
          <text:p text:style-name="P1"><text:span text:style-name="T11">8</text:span><text:span text:style-name="T1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016cm" svg:height="1.016cm" svg:x="8.367cm" svg:y="13.454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016cm" svg:height="1.016cm" svg:x="9.383cm" svg:y="13.446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016cm" svg:height="1.016cm" svg:x="10.399cm" svg:y="13.454cm">
          <text:p text:style-name="P1"><text:span text:style-name="T4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016cm" svg:height="1.016cm" svg:x="11.415cm" svg:y="13.446cm">
          <text:p text:style-name="P1"><text:span text:style-name="T4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016cm" svg:height="1.016cm" svg:x="12.431cm" svg:y="13.454cm">
          <text:p text:style-name="P1"><text:span text:style-name="T3">24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016cm" svg:height="1.016cm" svg:x="13.447cm" svg:y="13.446cm">
          <text:p text:style-name="P1"><text:span text:style-name="T4">29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016cm" svg:height="1.016cm" svg:x="14.463cm" svg:y="13.454cm">
          <text:p text:style-name="P1"><text:span text:style-name="T4">23</text:span>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2.032cm" svg:height="0.725cm" svg:x="1.381cm" svg:y="12.574cm">
          <draw:text-box>
            <text:p><text:span text:style-name="T6">Line 13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1-12T02:05:20.979000000</meta:creation-date>
    <dc:date>2020-11-12T02:34:53.134000000</dc:date>
    <meta:editing-duration>PT12M48S</meta:editing-duration>
    <meta:editing-cycles>4</meta:editing-cycles>
    <meta:generator>LibreOffice/6.3.2.2$Windows_X86_64 LibreOffice_project/98b30e735bda24bc04ab42594c85f7fd8be07b9c</meta:generator>
    <meta:document-statistic meta:object-count="63"/>
  </office:meta>
</office:document-meta>
</file>